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6cm" style:rel-column-width="10574*"/>
    </style:style>
    <style:style style:name="Table1.B" style:family="table-column">
      <style:table-column-properties style:column-width="15.935cm" style:rel-column-width="54961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text-properties style:font-name="Times New Roman" fo:language="ru" fo:country="RU"/>
    </style:style>
    <style:style style:name="P9" style:family="paragraph" style:parent-style-name="Text_20_body" style:list-style-name="L3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2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79cm" draw:z-index="0"><draw:image xlink:href="../../odt/images/004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Линейная функц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6">C-</text:span>код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9cm" svg:height="1.799cm" draw:z-index="0"><draw:image xlink:href="../../odt/images/004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4">векторизован</text:span><text:span text:style-name="T3">, реализует линейное преобразование </text:span>входного сигнала (скалярного или векторного):</text:p>
            <text:p text:style-name="P4"><draw:frame draw:style-name="fr3" draw:name="Объект1" text:anchor-type="as-char" svg:width="3.457cm" svg:height="0.564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Text_20_body">где <draw:frame draw:style-name="fr3" draw:name="Объект2" text:anchor-type="as-char" svg:width="1.236cm" svg:height="0.549cm" draw:z-index="0"><draw:object xlink:href="./Object 2" xlink:type="simple" xlink:show="embed" xlink:actuate="onLoad"/><draw:image xlink:href="./ObjectReplacements/Object 2" xlink:type="simple" xlink:show="embed" xlink:actuate="onLoad"/></draw:frame> – коэффициенты прямой линии (линейной функции), <text:s/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/draw:frame>– входно<text:span text:style-name="T3">й и выходной сигналы (скалярные или векторные)</text:span>.</text:p>
            <text:p text:style-name="Text_20_body"><text:span text:style-name="T5">Свойства</text:span>:</text:p>
            <text:list xml:id="list2544612210747720496" text:style-name="L1">
              <text:list-item>
                <text:p text:style-name="P5"><text:span text:style-name="T1">Свободный член – </text:span><text:span text:style-name="T2">коэффициент</text:span><text:span text:style-name="T1"> </text:span><text:span text:style-name="T1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">.</text:span></text:p>
              </text:list-item>
            </text:list>
            <text:list xml:id="list8095378677204828620" text:style-name="L2">
              <text:list-item>
                <text:p text:style-name="P6"><text:span text:style-name="T1">Коэффициент при t – </text:span><text:span text:style-name="T2">коэффициент</text:span><text:span text:style-name="T1"> </text:span><text:span text:style-name="T1"><draw:frame draw:style-name="fr3" draw:name="Объект5" text:anchor-type="as-char" svg:width="0.46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">.</text:span></text:p>
              </text:list-item>
            </text:list>
            <text:p text:style-name="Text_20_body">Параметры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5">Примечани</text:span><text:span text:style-name="T4">я</text:span><text:span text:style-name="T5">:</text:span></text:p>
            <text:list xml:id="list1959646067779248869" text:style-name="L3">
              <text:list-item>
                <text:p text:style-name="P7">По умолчанию данный блок реализует линейное преобразование входного сигнала (скалярного или векторного) с коэффициентами<draw:frame draw:style-name="fr3" draw:name="Object1" text:anchor-type="as-char" svg:width="2.485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      </text:list-item>
              <text:list-item>
                <text:p text:style-name="P8"><text:span text:style-name="T7">Именованные свойства задаются как </text:span><text:span text:style-name="T8">локальные</text:span><text:span text:style-name="T10"> переменные модели (или субмодели) во вкладке </text:span><text:span text:style-name="T8">Параметры</text:span><text:span text:style-name="T10"> или как глобальные сигналы проекта при помощи пункта главного меню </text:span><text:span text:style-name="T8">Графика</text:span><text:span text:style-name="T10"> </text:span><text:span text:style-name="T11">→</text:span><text:span text:style-name="T12"> </text:span><text:span text:style-name="T9">Сигналы</text:span><text:span text:style-name="T10">.</text:span></text:p>
              </text:list-item>
              <text:list-item>
                <text:p text:style-name="P9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ая функция</dc:title>
    <dc:date>2012-03-30T20:21:06.93</dc:date>
    <meta:generator>OpenOffice_Beta/4.1.0$Win32 OpenOffice.org_project/410m14$Build-9760</meta:generator>
    <meta:editing-duration>PT2H33M10S</meta:editing-duration>
    <meta:editing-cycles>139</meta:editing-cycles>
    <meta:document-statistic meta:table-count="1" meta:image-count="2" meta:object-count="6" meta:page-count="1" meta:paragraph-count="17" meta:word-count="128" meta:character-count="8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+</mo>
          <mrow>
            <mi>b</mi>
            <mo stretchy="false">⋅</mo>
            <mi>x</mi>
          </mrow>
        </mrow>
      </mrow>
      <mrow>
        <mo stretchy="false">(</mo>
        <mrow>
          <mi>t</mi>
        </mrow>
        <mo stretchy="false">)</mo>
      </mrow>
    </mrow>
    <annotation encoding="StarMath 5.0">y(t) = a + b cdot x(t)</annotation>
  </semantics>
</math>
</file>

<file path=Object 2/content.xml><?xml version="1.0" encoding="utf-8"?>
<math xmlns="http://www.w3.org/1998/Math/MathML">
  <semantics>
    <mrow>
      <mi>a</mi>
      <mi>,</mi>
      <mi/>
      <mi>b</mi>
    </mrow>
    <annotation encoding="StarMath 5.0">a,~b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b</mi>
    </mrow>
    <annotation encoding="StarMath 5.0">b</annotation>
  </semantics>
</math>
</file>

<file path=Object 6/content.xml><?xml version="1.0" encoding="utf-8"?>
<math xmlns="http://www.w3.org/1998/Math/MathML">
  <semantics>
    <mrow>
      <mrow>
        <mi>a</mi>
        <mo stretchy="false">=</mo>
        <mn>0,</mn>
      </mrow>
      <mi/>
      <mrow>
        <mi>b</mi>
        <mo stretchy="false">=</mo>
        <mn>1</mn>
      </mrow>
    </mrow>
    <annotation encoding="StarMath 5.0">a=0,~b=1</annotation>
  </semantics>
</math>
</file>